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list-style-name="WWNum2">
      <style:paragraph-properties fo:margin-left="0.5in" fo:margin-right="0in" fo:margin-top="0.139in" fo:margin-bottom="0.139in" loext:contextual-spacing="false" fo:line-height="100%" fo:text-indent="-0.25in" style:auto-text-indent="false"/>
    </style:style>
    <style:style style:name="P3"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6" style:family="paragraph" style:parent-style-name="Standard">
      <style:paragraph-properties fo:margin-top="0.139in" fo:margin-bottom="0.139in" loext:contextual-spacing="false" fo:line-height="100%"/>
    </style:style>
    <style:style style:name="P7" style:family="paragraph" style:parent-style-name="Standard" style:list-style-name="WWNum3">
      <style:paragraph-properties fo:margin-left="1in" fo:margin-right="0in" fo:margin-top="0.139in" fo:margin-bottom="0in" loext:contextual-spacing="false" fo:line-height="100%" fo:text-indent="-0.25in" style:auto-text-indent="false"/>
    </style:style>
    <style:style style:name="P8"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1in" fo:margin-right="0in" fo:margin-top="0in" fo:margin-bottom="0.139in" loext:contextual-spacing="false" fo:line-height="100%" fo:text-indent="-0.2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Elaborato</text:span></text:p>
      <text:p text:style-name="Standard"/>
      <text:p text:style-name="Standard"><text:span text:style-name="T2">Introduzione</text:span></text:p>
      <text:p text:style-name="Standard">La richiesta e’ quella di progettare una rete di gestione per un’azienda che vuole, tramite il sito web, esporre agli eventuali clienti tutti i prodotti messi in vendita e in che sede e’ possibile trovarli. Si può ipotizzare che l’azienda abbia la necessità di avere una rete locale LAN che contiene uno spazio per il server web, uno per il database e infine uno per tutti gli altri eventuali dispositivi (pc, stampanti, ecc) utili all’azienda stessa. Per ipotesi presuppongo che l’afflusso dei clienti sia abbastanza grande e la quantità dei dipendenti contenuta. Da queste ipotesi ne ricavo le dimensioni e la struttura della rete interna, del server web e le altre caratteristiche necessarie per gestire il carico di richieste.</text:p>
      <text:p text:style-name="Standard"/>
      <text:p text:style-name="Standard"><text:span text:style-name="T2">Prima parte</text:span></text:p>
      <text:p text:style-name="P1"/>
      <text:p text:style-name="Standard"><text:span text:style-name="T3">Cablaggio</text:span></text:p>
      <text:p text:style-name="Standard">asd</text:p>
      <text:p text:style-name="P1"/>
      <text:p text:style-name="Standard"><text:span text:style-name="T3">Topologia rete</text:span></text:p>
      <text:p text:style-name="Standard">Per la struttura della rete si possono fare alcune ipotesi:</text:p>
      <text:list xml:id="list4267486905" text:style-name="WWNum2">
        <text:list-item>
          <text:p text:style-name="P2">Per erogare il servizio web e’ necessario almeno un server web dotato di ip pubblico e situato in una DMZ (per evitare accessi dall’esterno). All’interno della DMZ posiziono anche un mail server</text:p>
        </text:list-item>
        <text:list-item>
          <text:p text:style-name="P3">Per la storicizzazione dei dati è necessario almeno 2 server con database, entrambi con un DBMS come MySql. Uno dei due database viene utilizzato per eseguire un backup periodico (settimanale o giornaliero) del database principale.</text:p>
        </text:list-item>
        <text:list-item>
          <text:p text:style-name="P2">Tutti gli altri dispositivi come computer dei dipendenti, stampanti, ecc sono all’interno di una loro sottorete, protetta da un network firewall.</text:p>
        </text:list-item>
        <text:list-item>
          <text:p text:style-name="P2">I dispositivi all’interno della sottorete dei dipendenti sono tutti collegati via cavo ethernet per avere un collegamento stabile.</text:p>
        </text:list-item>
      </text:list>
      <text:p text:style-name="P6"/>
      <text:p text:style-name="P6">Nella struttura reale della rete, considerando anche l’organizzazione interna, l’azienda viene divisa in 4 sezioni:</text:p>
      <text:list xml:id="list2029514097" text:style-name="WWNum3">
        <text:list-item>
          <text:p text:style-name="P7"><text:span text:style-name="T3">Sezione server</text:span>: comprende la DMZ nella quale sono posti i due server che andranno ad interagire con l’esterno cioè il web server e il mail server.</text:p>
        </text:list-item>
        <text:list-item>
          <text:p text:style-name="P8"><text:span text:style-name="T3">Sezione assistenza</text:span>: comprende i dispositivi che andranno ad interfacciarsi con il mail server per comunicare con i clienti.</text:p>
        </text:list-item>
        <text:list-item>
          <text:p text:style-name="P8"><text:span text:style-name="T3">Sezione dipendenti</text:span>: comprende i dispositivi che andranno ad interfacciarsi solamente con i macchinari e la gestione interna. Nessun accesso alla rete esterna.</text:p>
        </text:list-item>
        <text:list-item>
          <text:p text:style-name="P8"><text:span text:style-name="T3">Sezione manageriale</text:span>: comprende i dispositivi degli amministratori aziendali. Ha un collegamento con la rete esterna.</text:p>
        </text:list-item>
        <text:list-item>
          <text:p text:style-name="P9"><text:span text:style-name="T3">Sezione database</text:span>: comprende i database e permette solamente operazioni di lettura ai suddetti archivi. Eventuali modifiche alla base di dati possono essere eseguiti dalla sezione dipendenti.</text:p>
        </text:list-item>
      </text:list>
      <text:p text:style-name="P6">Questa soluzione prevede la divisione della LAN aziendale in molteplici sottoreti, ognuna con le sue caratteristiche, in modo da separare i dispositivi da usare all’interno da quelli che possono interfacciarsi verso l’esterno. I server per servizi esterni alla LAN sono posizionati all’interno di una DMZ.</text:p>
      <text:p text:style-name="P6"/>
      <text:p text:style-name="P6"><text:soft-page-break/><text:span text:style-name="T3">//mettre ip delle varie sottoreti qui</text:span></text:p>
      <text:p text:style-name="P6"/>
      <text:p text:style-name="P6"/>
      <text:p text:style-name="P6">Per la struttura della rete si e’ deciso di utilizzare 2 firewall:</text:p>
      <text:list xml:id="list3610263663" text:style-name="WWNum1">
        <text:list-item>
          <text:p text:style-name="P4">Il primo, posizionato verso l’esterno, protegge tutta la rete e ammette solo comunicazioni verso la DMZ.</text:p>
        </text:list-item>
        <text:list-item>
          <text:p text:style-name="P5">Il secondo, posizionato all'interno, ammette comunicazioni solo tra la LAN e la DMZ.</text:p>
        </text:list-item>
      </text:list>
      <text:p text:style-name="P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468" meta:character-count="3013" meta:non-whitespace-character-count="2579"/>
    <meta:generator>LibreOfficeDev/6.0.5.2$Linux_X86_64 LibreOffice_project/</meta:generator>
  </office:meta>
</office:document-meta>
</file>